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 Condensed" svg:font-family="'Roboto Condensed', 'Avenir Next', 'Helvetica Neue', Helvetica, sans-serif"/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Cousine" fo:font-size="12pt" fo:font-weight="bold" officeooo:rsid="00023851" officeooo:paragraph-rsid="00023851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/>
      <style:text-properties style:font-name="Cousine" fo:font-size="12pt" fo:font-weight="bold" officeooo:rsid="00023851" officeooo:paragraph-rsid="00023851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/>
      <style:text-properties style:font-name="Cousine" fo:font-size="12pt" fo:font-weight="normal" officeooo:rsid="00023851" officeooo:paragraph-rsid="00023851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font-name="Cousine" fo:font-size="12pt" fo:letter-spacing="normal" fo:font-style="normal" fo:font-weight="normal" officeooo:paragraph-rsid="0003d07d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Cousine" fo:font-size="12pt" officeooo:paragraph-rsid="0003d07d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00%" fo:orphans="2" fo:widows="2"/>
      <style:text-properties style:font-name="Cousine" fo:font-size="12pt" officeooo:rsid="00023851" officeooo:paragraph-rsid="00023851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00%" fo:orphans="2" fo:widows="2"/>
      <style:text-properties style:font-name="Cousine" fo:font-size="12p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00%" fo:orphans="2" fo:widows="2"/>
      <style:text-properties style:font-name="Cousine" fo:font-size="12pt" officeooo:paragraph-rsid="00023851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00%" fo:orphans="2" fo:widows="2"/>
      <style:text-properties style:font-name="Cousine" fo:font-size="12pt" officeooo:paragraph-rsid="0003d07d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00%" fo:orphans="2" fo:widows="2"/>
      <style:text-properties style:font-name="Cousine" fo:font-size="12pt" officeooo:rsid="0003d07d" officeooo:paragraph-rsid="0003d07d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00%" fo:orphans="2" fo:widows="2"/>
      <style:text-properties style:font-name="Cousine" fo:font-size="12pt" fo:font-weight="bold" officeooo:rsid="00023851" officeooo:paragraph-rsid="00023851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 fo:orphans="2" fo:widows="2"/>
      <style:text-properties style:font-name="Cousine" fo:font-size="12pt" fo:font-weight="bold" officeooo:paragraph-rsid="00023851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00%" fo:orphans="2" fo:widows="2"/>
      <style:text-properties style:font-name="Cousine" fo:font-size="12pt" fo:font-weight="normal" officeooo:rsid="0003d07d" officeooo:paragraph-rsid="0003d07d" style:font-size-asian="12pt" style:font-weight-asian="normal" style:font-size-complex="12pt" style:font-weight-complex="normal"/>
    </style:style>
    <style:style style:name="T1" style:family="text">
      <style:text-properties fo:font-weight="normal" officeooo:rsid="00023851" style:font-weight-asian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023851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3d07d"/>
    </style:style>
    <style:style style:name="T6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03d07d" style:font-weight-asian="normal" style:font-weight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023851" style:font-weight-asian="normal" style:font-weight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048eff"/>
    </style:style>
    <style:style style:name="T10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fo:letter-spacing="normal" fo:font-style="normal" fo:font-weight="bold" officeooo:rsid="00023851" style:font-weight-asian="bold" style:font-weight-complex="bold"/>
    </style:style>
    <style:style style:name="T12" style:family="text">
      <style:text-properties fo:font-variant="normal" fo:text-transform="none" fo:color="#000000" loext:opacity="100%" fo:letter-spacing="normal" fo:font-style="normal" fo:font-weight="bold" officeooo:rsid="0003d07d" style:font-weight-asian="bold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officeooo:rsid="00023851"/>
    </style:style>
    <style:style style:name="T14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023851"/>
    </style:style>
    <style:style style:name="T15" style:family="text">
      <style:text-properties fo:font-variant="normal" fo:text-transform="none" fo:color="#000000" loext:opacity="100%" fo:letter-spacing="normal" fo:font-style="normal" style:text-underline-style="none" fo:font-weight="normal" officeooo:rsid="00023851"/>
    </style:style>
    <style:style style:name="T16" style:family="text">
      <style:text-properties officeooo:rsid="00023851" style:font-weight-asian="normal" style:font-weight-complex="normal"/>
    </style:style>
    <style:style style:name="T17" style:family="text">
      <style:text-properties officeooo:rsid="0003d07d" style:font-weight-asian="normal" style:font-weight-complex="normal"/>
    </style:style>
    <style:style style:name="T18" style:family="text">
      <style:text-properties officeooo:rsid="0003d07d"/>
    </style:style>
    <style:style style:name="T19" style:family="text">
      <style:text-properties officeooo:rsid="00048ef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L</text:span>ab 5 – Transferência de Aprendizagem</text:p>
      <text:p text:style-name="P2"/>
      <text:p text:style-name="P3"><text:span text:style-name="T18">1. </text:span>Utilizando uma raquete, vocês deverão acertar com uma bolinha de tênis o alvo demarcado no paredão.</text:p>
      <text:p text:style-name="P3"><text:span text:style-name="T18">2. </text:span>Forme<text:span text:style-name="T19">m</text:span> grupos de 4 pessoas.</text:p>
      <text:p text:style-name="P4"><text:span text:style-name="T17">3. </text:span><text:span text:style-name="T16">Dentro dos quartetos, divida cada integrante em quatro condições:</text:span></text:p>
      <text:p text:style-name="P4">(1) aquisição aleatório com teste aleatório;</text:p>
      <text:p text:style-name="P4">(2) aquisição em blocos com teste em blocos;</text:p>
      <text:p text:style-name="P5"><text:span text:style-name="T3">(3) aquisição aleatório com teste em blocos;</text:span></text:p>
      <text:p text:style-name="P5"><text:span text:style-name="T3">(4) aquisição em blocos com teste aleatório.</text:span></text:p>
      <text:p text:style-name="P7"><text:span text:style-name="T5">4. </text:span><text:span text:style-name="T4">Realize 3 rebatidas com a </text:span><text:span text:style-name="T11">mão não dominante </text:span><text:span text:style-name="T12">na posição A. </text:span><text:span text:style-name="T7">A</text:span><text:span text:style-name="T4">note a distância entre o alvo e o local onde a bola foi rebatida.</text:span></text:p>
      <text:p text:style-name="P8"><text:span text:style-name="T5">5. </text:span><text:span text:style-name="T4">Realize 21 tentativas </text:span><text:span text:style-name="T5">(em blocos ou aleatório)</text:span><text:span text:style-name="T4"> com </text:span><text:span text:style-name="T11">a mão dominante na aquisição</text:span><text:span text:style-name="T4">. Anote a distância entre o alvo e o local onde a bola foi rebatida apenas </text:span><text:span text:style-name="T14">das 3 primeiras e das 3 últimas.</text:span><text:span text:style-name="T15"> </text:span><text:span text:style-name="T4">Lembrando, as quatro condições serão diferentes em te</text:span><text:span text:style-name="T9">r</text:span><text:span text:style-name="T4">mos da forma que será realizad</text:span><text:span text:style-name="T5">a a aquisição</text:span><text:span text:style-name="T4">, sendo:</text:span></text:p>
      <text:section text:style-name="Sect1" text:name="Seção1">
        <text:p text:style-name="P12"><text:span text:style-name="T13">Aleatório</text:span></text:p>
        <text:p text:style-name="P8"><text:span text:style-name="T4">1. A</text:span></text:p>
        <text:p text:style-name="P8"><text:span text:style-name="T4">2. C</text:span></text:p>
        <text:p text:style-name="P8"><text:span text:style-name="T4">3. A</text:span></text:p>
        <text:p text:style-name="P8"><text:span text:style-name="T4">4.B</text:span></text:p>
        <text:p text:style-name="P8"><text:span text:style-name="T4">5.C</text:span></text:p>
        <text:p text:style-name="P8"><text:span text:style-name="T4">6.B</text:span></text:p>
        <text:p text:style-name="P8"><text:span text:style-name="T4">7.B</text:span></text:p>
        <text:p text:style-name="P8"><text:span text:style-name="T4">8.A</text:span></text:p>
        <text:p text:style-name="P8"><text:span text:style-name="T4">9.C</text:span></text:p>
        <text:p text:style-name="P8"><text:span text:style-name="T4">10.C</text:span></text:p>
        <text:p text:style-name="P8"><text:span text:style-name="T4">11.A</text:span></text:p>
        <text:p text:style-name="P8"><text:span text:style-name="T4">12.B</text:span></text:p>
        <text:p text:style-name="P8"><text:span text:style-name="T4">13.C</text:span></text:p>
        <text:p text:style-name="P6"><text:span text:style-name="T3">14.B</text:span></text:p>
        <text:p text:style-name="P6"><text:span text:style-name="T3">15.A</text:span></text:p>
        <text:p text:style-name="P6"><text:span text:style-name="T3">16.B</text:span></text:p>
        <text:p text:style-name="P6"><text:span text:style-name="T3">17.C</text:span></text:p>
        <text:p text:style-name="P6"><text:span text:style-name="T3">18.A</text:span></text:p>
        <text:p text:style-name="P6"><text:span text:style-name="T3">19.B</text:span></text:p>
        <text:p text:style-name="P6"><text:span text:style-name="T3">20.A</text:span></text:p>
        <text:p text:style-name="P6"><text:span text:style-name="T3">21.C</text:span></text:p>
        <text:p text:style-name="P11"><text:span text:style-name="T2">Blocos</text:span></text:p>
        <text:p text:style-name="P8"><text:span text:style-name="T4">1. A</text:span></text:p>
        <text:p text:style-name="P8"><text:span text:style-name="T4">2. A</text:span></text:p>
        <text:p text:style-name="P8"><text:span text:style-name="T4">3. A</text:span></text:p>
        <text:p text:style-name="P8"><text:span text:style-name="T4">4.A</text:span></text:p>
        <text:p text:style-name="P8"><text:span text:style-name="T4">5.A</text:span></text:p>
        <text:p text:style-name="P8"><text:span text:style-name="T4">6.A</text:span></text:p>
        <text:p text:style-name="P8"><text:span text:style-name="T4">7.A</text:span></text:p>
        <text:p text:style-name="P8"><text:span text:style-name="T4">8.B</text:span></text:p>
        <text:p text:style-name="P8"><text:span text:style-name="T4">9.B</text:span></text:p>
        <text:p text:style-name="P8"><text:span text:style-name="T4">10.B</text:span></text:p>
        <text:p text:style-name="P8"><text:span text:style-name="T4">11.B</text:span></text:p>
        <text:p text:style-name="P8"><text:span text:style-name="T4">12.B</text:span></text:p>
        <text:p text:style-name="P8"><text:span text:style-name="T4">13.B</text:span></text:p>
        <text:p text:style-name="P6"><text:span text:style-name="T3">14.B</text:span></text:p>
        <text:p text:style-name="P6"><text:span text:style-name="T3">15.C</text:span></text:p>
        <text:p text:style-name="P6"><text:span text:style-name="T3">16.C</text:span></text:p>
        <text:p text:style-name="P6"><text:span text:style-name="T3">17.C</text:span></text:p>
        <text:p text:style-name="P6"><text:span text:style-name="T3">18.C</text:span></text:p>
        <text:p text:style-name="P6"><text:span text:style-name="T3">19.C</text:span></text:p>
        <text:p text:style-name="P6"><text:span text:style-name="T3">20.C</text:span></text:p>
        <text:p text:style-name="P6"><text:span text:style-name="T3">21.C</text:span></text:p>
      </text:section>
      <text:p text:style-name="P10"><text:span text:style-name="T3">6. Realize o teste com 3 rebatidas </text:span><text:span text:style-name="T11">a mão dominante. </text:span><text:span text:style-name="T6">Observe qual condição você foi inserido dentro do seu quarteto para o teste (em blocos ou aleatório)!</text:span></text:p>
      <text:p text:style-name="P10"><text:span text:style-name="T6">7. Repita </text:span><text:span text:style-name="T8">3 rebatidas com a </text:span><text:span text:style-name="T11">mão não dominante </text:span><text:span text:style-name="T10">na posição A.</text:span></text:p>
      <text:p text:style-name="P13"><text:span text:style-name="T2">9. </text:span><text:span text:style-name="T10">Responda:</text:span></text:p>
      <text:p text:style-name="P13"><text:span text:style-name="T2"><text:tab/></text:span><text:span text:style-name="T10">A. Qual (is) condição (ões) obtive (ram) melhor desempenho no teste? Explique o motivo.</text:span></text:p>
      <text:p text:style-name="P9"><text:span text:style-name="T12"><text:tab/>B. Qual (is) condição (ões) obtive (ram) melhor desempenho na transferência entre os membros? Explique o motivo.</text:span><text:line-break/><text:span text:style-name="T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 Condensed" svg:font-family="'Roboto Condensed', 'Avenir Next', 'Helvetica Neue', Helvetica, sans-serif"/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6:58:28.285362827</meta:creation-date>
    <dc:date>2023-01-19T17:20:45.831022321</dc:date>
    <meta:editing-duration>PT11M34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59" meta:word-count="266" meta:character-count="1433" meta:non-whitespace-character-count="1221"/>
  </office:meta>
</office:document-meta>
</file>